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Arial1" svg:font-family="Arial" style:font-family-generic="swiss"/>
    <style:font-face style:name="Courier New" svg:font-family="'Courier New'" style:font-adornments="Normal" style:font-family-generic="modern" style:font-pitch="fixed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 style:list-style-name="">
      <style:paragraph-properties fo:margin-top="0.265cm" fo:margin-bottom="0.265cm" loext:contextual-spacing="false" style:line-height-at-least="0.529cm"/>
    </style:style>
    <style:style style:name="P2" style:family="paragraph" style:parent-style-name="Standard" style:list-style-name="" style:master-page-name="Standard">
      <style:paragraph-properties fo:margin-top="0.265cm" fo:margin-bottom="0.265cm" loext:contextual-spacing="false" style:line-height-at-least="1.058cm" style:page-number="auto"/>
    </style:style>
    <style:style style:name="P3" style:family="paragraph" style:parent-style-name="Standard">
      <style:paragraph-properties fo:margin-top="0cm" fo:margin-bottom="0.265cm" loext:contextual-spacing="false" fo:line-height="100%"/>
    </style:style>
    <style:style style:name="P4" style:family="paragraph" style:parent-style-name="Standard" style:list-style-name="WWNum1">
      <style:paragraph-properties fo:margin-left="0.661cm" fo:margin-right="0cm" fo:margin-top="0.494cm" fo:margin-bottom="0.494cm" loext:contextual-spacing="false" style:line-height-at-least="0.529cm" fo:text-indent="-0.635cm" style:auto-text-indent="false"/>
    </style:style>
    <style:style style:name="P5" style:family="paragraph" style:parent-style-name="Standard" style:list-style-name="WWNum2">
      <style:paragraph-properties fo:margin-left="0.661cm" fo:margin-right="0cm" fo:margin-top="0.494cm" fo:margin-bottom="0.494cm" loext:contextual-spacing="false" style:line-height-at-least="0.529cm" fo:text-indent="-0.635cm" style:auto-text-indent="false"/>
    </style:style>
    <style:style style:name="P6" style:family="paragraph" style:parent-style-name="Standard" style:list-style-name="WWNum3">
      <style:paragraph-properties fo:margin-left="0.661cm" fo:margin-right="0cm" fo:margin-top="0.494cm" fo:margin-bottom="0.494cm" loext:contextual-spacing="false" style:line-height-at-least="0.529cm" fo:text-indent="-0.635cm" style:auto-text-indent="false"/>
    </style:style>
    <style:style style:name="T1" style:family="text">
      <style:text-properties fo:color="#5a5a00" style:font-name="Verdana" fo:font-size="21pt" fo:font-weight="bold" style:font-name-asian="Times New Roman1" style:font-size-asian="21pt" style:language-asian="es" style:country-asian="ES" style:font-weight-asian="bold" style:font-name-complex="Times New Roman1" style:font-size-complex="21pt" style:font-weight-complex="bold"/>
    </style:style>
    <style:style style:name="T2" style:family="text">
      <style:text-properties fo:color="#5a5a00" style:font-name="Verdana" fo:font-size="15pt" fo:font-weight="bold" style:font-name-asian="Times New Roman1" style:font-size-asian="15pt" style:language-asian="es" style:country-asian="ES" style:font-weight-asian="bold" style:font-name-complex="Times New Roman1" style:font-size-complex="15pt" style:font-weight-complex="bold"/>
    </style:style>
    <style:style style:name="T3" style:family="text">
      <style:text-properties fo:color="#5a5a00" style:font-name="Verdana" fo:font-size="10.5pt" style:font-name-asian="Times New Roman1" style:font-size-asian="10.5pt" style:language-asian="es" style:country-asian="ES" style:font-name-complex="Times New Roman1" style:font-size-complex="10.5pt"/>
    </style:style>
    <style:style style:name="T4" style:family="text">
      <style:text-properties fo:color="#aa0000" style:font-name="Verdana" fo:font-size="10.5pt" style:font-name-asian="Times New Roman1" style:font-size-asian="10.5pt" style:language-asian="es" style:country-asian="ES" style:font-name-complex="Times New Roman1" style:font-size-complex="10.5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2"><text:span text:style-name="T1">Lotería primitiva</text:span></text:h>
      <text:h text:style-name="P1" text:outline-level="4"><text:span text:style-name="T2">Se trata de desarrollar una base de datos para gestionar el juego de la lotería primitiva.</text:span></text:h>
      <text:p text:style-name="P3"><text:span text:style-name="T3">Para simplificar el juego, consideramos las siguientes restricciones:</text:span></text:p>
      <text:list xml:id="list5641490175879611016" text:style-name="WWNum1">
        <text:list-item>
          <text:p text:style-name="P4"><text:span text:style-name="T3">No se implementará el juego del jackpot</text:span></text:p>
        </text:list-item>
        <text:list-item>
          <text:p text:style-name="P4"><text:span text:style-name="T3">Cada boleto contendrá una sola apuesta, que puede ser simple o múltiple</text:span></text:p>
        </text:list-item>
        <text:list-item>
          <text:p text:style-name="P4"><text:span text:style-name="T3">Cada boleto participa en un único sorteo.</text:span></text:p>
        </text:list-item>
      </text:list>
      <text:h text:style-name="P1" text:outline-level="4"><text:span text:style-name="T2">Programación parte 1</text:span></text:h>
      <text:list xml:id="list5457466156442921900" text:style-name="WWNum2">
        <text:list-item>
          <text:p text:style-name="P5"><text:span text:style-name="T3">Implementa un procedimiento almacenado GrabaSencilla que grabe una apuesta simple. Datos de entrada: El sorteo y los seis números</text:span></text:p>
        </text:list-item>
        <text:list-item>
          <text:p text:style-name="P5"><text:span text:style-name="T3">Implementa un procedimiento GrabaMuchasSencillas que genere n boletos con una apuesta sencilla utilizando el procedimiento GrabaSencilla. Datos de entrada: El sorteo y el valor de n</text:span></text:p>
        </text:list-item>
        <text:list-item>
          <text:p text:style-name="P5"><text:span text:style-name="T3">Implementa un procedimiento almacenado GrabaMultiple que grabe una apuesta simple. Datos de entrada: El sorteo y entre 5 y 11 números</text:span></text:p>
        </text:list-item>
      </text:list>
      <text:h text:style-name="P1" text:outline-level="4"><text:span text:style-name="T2">Implementar restricciones</text:span></text:h>
      <text:p text:style-name="P3"><text:span text:style-name="T3">Mediante restricciones check y triggers, asegurate de que se cumplen las siguientes reglas</text:span></text:p>
      <text:list xml:id="list3550421408974639144" text:style-name="WWNum3">
        <text:list-item>
          <text:p text:style-name="P6"><text:span text:style-name="T3">No se puede insertar un boleto si queda menos de una hora para el sorteo. Tampoco para sorteos que ya hayan tenido lugar</text:span></text:p>
        </text:list-item>
        <text:list-item>
          <text:p text:style-name="P6"><text:span text:style-name="T3">Una vez insertado un boleto, no se pueden modificar sus números</text:span></text:p>
        </text:list-item>
        <text:list-item>
          <text:p text:style-name="P6"><text:span text:style-name="T3">Todos los números están comprendido entre 1 y 49</text:span></text:p>
        </text:list-item>
        <text:list-item>
          <text:p text:style-name="P6"><text:span text:style-name="T3">En las apuestas no se repiten números</text:span></text:p>
        </text:list-item>
        <text:list-item>
          <text:p text:style-name="P6"><text:span text:style-name="T3">Las apuestas sencillas tienen seis números</text:span></text:p>
        </text:list-item>
        <text:list-item>
          <text:p text:style-name="P6"><text:span text:style-name="T3">Las apuestas múltiples tienen5, 7, 8, 9, 10 u 11 números</text:span></text:p>
        </text:list-item>
      </text:list>
      <text:h text:style-name="P1" text:outline-level="4"><text:span text:style-name="T2">Pruebas de rendimiento</text:span></text:h>
      <text:p text:style-name="P3"><text:soft-page-break/><text:span text:style-name="T3">Realiza inserciones de 10.000, 100.000, 500.000 y 1.000.000 de boletos y mide el tiempo y el tamaño de la base de datos</text:span></text:p>
      <text:p text:style-name="P3"><text:span text:style-name="T3">Anota los resultados </text:span><text:a xlink:type="simple" xlink:href="https://docs.google.com/forms/d/1jLO3tY2CziDq6ucBYX9c8dQaeULEuCOuRf0PQa8R_JE/viewform?usp=send_form" text:style-name="Internet_20_link" text:visited-style-name="Visited_20_Internet_20_Link"><text:span text:style-name="T4">en este formulario</text:span></text:a><text:span text:style-name="T3"> (uno por grupo)</text:span></text:p>
      <text:h text:style-name="P1" text:outline-level="4"><text:span text:style-name="T2">Premios</text:span></text:h>
      <text:p text:style-name="P3"><text:span text:style-name="T3">Modifica la base de datos para que, una vez realizado el sorteo, se pueda asignar a cada boleto la cantidad ganada. Para ello, crea un procedimiento AsignarPremios que calcule los premios de cada boleto y lo guarde en la base de datos.</text:span></text:p>
      <text:p text:style-name="P3"><text:span text:style-name="T3">Para saber cómo se asignan los premios, </text:span><text:a xlink:type="simple" xlink:href="http://www.selae.es/f/loterias/documentos/normativa/normativa%20SELAE/Normas%20de%20la%20Loter%C3%ADa%20Primitiva%20(27-07-2015).pdf" text:style-name="Internet_20_link" text:visited-style-name="Visited_20_Internet_20_Link"><text:span text:style-name="T4">debes seguir las instrucciones de este documento</text:span></text:a><text:span text:style-name="T3">, en especial el Capítulo V del Título I (págs 7, 8, 9 y 10) y la tabla de la instrucción 21.4 (pág 14).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Arial1" svg:font-family="Arial" style:font-family-generic="swiss"/>
    <style:font-face style:name="Courier New" svg:font-family="'Courier New'" style:font-adornments="Normal" style:font-family-generic="modern" style:font-pitch="fixed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s" fo:country="ES" style:letter-kerning="tru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margin-top="0cm" fo:margin-bottom="0.282cm" loext:contextual-spacing="false" fo:line-height="108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es" fo:country="ES" style:letter-kerning="tru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language-asian="es" style:country-asian="ES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Heading_20_4" style:display-name="Heading 4" style:family="paragraph" style:parent-style-name="Standard" style:default-outline-level="4" style:list-style-name="" style:class="text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fo:font-weight="bold" style:font-name-asian="Times New Roman1" style:font-family-asian="'Times New Roman'" style:font-family-generic-asian="system" style:font-pitch-asian="variable" style:font-size-asian="12pt" style:language-asian="es" style:country-asian="ES" style:font-weight-asian="bold" style:font-name-complex="Times New Roman1" style:font-family-complex="'Times New Roman'" style:font-family-generic-complex="system" style:font-pitch-complex="variable" style:font-size-complex="12pt" style:font-weight-complex="bold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Default_20_Paragraph_20_Font" style:display-name="Default Paragraph Font" style:family="text"/>
    <style:style style:name="Título_20_2_20_Car" style:display-name="Título 2 Car" style:family="text" style:parent-style-name="Default_20_Paragraph_20_Font"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language-asian="es" style:country-asian="ES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Título_20_4_20_Car" style:display-name="Título 4 Car" style:family="text" style:parent-style-name="Default_20_Paragraph_20_Font">
      <style:text-properties style:font-name="Times New Roman" fo:font-family="'Times New Roman'" style:font-family-generic="roman" style:font-pitch="variable" fo:font-size="12pt" fo:font-weight="bold" style:font-name-asian="Times New Roman1" style:font-family-asian="'Times New Roman'" style:font-family-generic-asian="system" style:font-pitch-asian="variable" style:font-size-asian="12pt" style:language-asian="es" style:country-asian="ES" style:font-weight-asian="bold" style:font-name-complex="Times New Roman1" style:font-family-complex="'Times New Roman'" style:font-family-generic-complex="system" style:font-pitch-complex="variable" style:font-size-complex="12pt" style:font-weight-complex="bold"/>
    </style:style>
    <style:style style:name="apple-converted-space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ListLabel_20_1" style:display-name="ListLabel 1" style:family="text">
      <style:text-properties style:font-name="Verdana" fo:font-family="Verdana" style:font-family-generic="roman" style:font-pitch="variable" fo:font-size="10.5pt" style:font-size-asian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tonio Hernández Nieto</meta:initial-creator>
    <dc:creator>Antonio Hernández Nieto</dc:creator>
    <meta:editing-cycles>1</meta:editing-cycles>
    <meta:creation-date>2016-09-20T11:15:00</meta:creation-date>
    <dc:date>2016-09-20T11:15:00</dc:date>
    <meta:editing-duration>P0D</meta:editing-duration>
    <meta:generator>LibreOffice/5.0.4.2$Windows_x86 LibreOffice_project/2b9802c1994aa0b7dc6079e128979269cf95bc78</meta:generator>
    <meta:document-statistic meta:table-count="0" meta:image-count="0" meta:object-count="0" meta:page-count="2" meta:paragraph-count="24" meta:word-count="329" meta:character-count="1913" meta:non-whitespace-character-count="1620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